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3.1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rcicio_2triLower_saida_mul_matrix" table:style-name="ta1">
        <table:shapes>
          <draw:frame draw:z-index="0" draw:style-name="gr1" draw:text-style-name="P1" svg:width="159.99mm" svg:height="89.99mm" svg:x="61.24mm" svg:y="1mm">
            <draw:object draw:notify-on-update-of-ranges="Exercicio_2triLower_saida_mul_matrix.B1:Exercicio_2triLower_saida_mul_matrix.B10 Exercicio_2triLower_saida_mul_matrix.C1:Exercicio_2triLower_saida_mul_matrix.C1 Exercicio_2triLower_saida_mul_matrix.C2:Exercicio_2triLower_saida_mul_matrix.C10 Exercicio_2triLower_saida_mul_matrix.D1:Exercicio_2triLower_saida_mul_matrix.D1 Exercicio_2triLower_saida_mul_matrix.D2:Exercicio_2triLower_saida_mul_matrix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im </text:p>
          </table:table-cell>
          <table:table-cell office:value-type="string" calcext:value-type="string">
            <text:p><text:s/>blockSize </text:p>
          </table:table-cell>
          <table:table-cell office:value-type="string" calcext:value-type="string">
            <text:p><text:s/>Normal </text:p>
          </table:table-cell>
          <table:table-cell office:value-type="string" calcext:value-type="string">
            <text:p><text:s/>Bloco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2.5351" calcext:value-type="float">
            <text:p>2,5351</text:p>
          </table:table-cell>
          <table:table-cell office:value-type="float" office:value="1.545" calcext:value-type="float">
            <text:p>1,54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2.5351" calcext:value-type="float">
            <text:p>2,5351</text:p>
          </table:table-cell>
          <table:table-cell office:value-type="float" office:value="1.382" calcext:value-type="float">
            <text:p>1,38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.5351" calcext:value-type="float">
            <text:p>2,5351</text:p>
          </table:table-cell>
          <table:table-cell office:value-type="float" office:value="1.3031" calcext:value-type="float">
            <text:p>1,303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.5351" calcext:value-type="float">
            <text:p>2,5351</text:p>
          </table:table-cell>
          <table:table-cell office:value-type="float" office:value="1.2319" calcext:value-type="float">
            <text:p>1,231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.5351" calcext:value-type="float">
            <text:p>2,5351</text:p>
          </table:table-cell>
          <table:table-cell office:value-type="float" office:value="1.3244" calcext:value-type="float">
            <text:p>1,32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.5351" calcext:value-type="float">
            <text:p>2,5351</text:p>
          </table:table-cell>
          <table:table-cell office:value-type="float" office:value="1.3638" calcext:value-type="float">
            <text:p>1,363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2.5351" calcext:value-type="float">
            <text:p>2,5351</text:p>
          </table:table-cell>
          <table:table-cell office:value-type="float" office:value="1.3969" calcext:value-type="float">
            <text:p>1,396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2.5351" calcext:value-type="float">
            <text:p>2,5351</text:p>
          </table:table-cell>
          <table:table-cell office:value-type="float" office:value="1.5877" calcext:value-type="float">
            <text:p>1,5877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2.5351" calcext:value-type="float">
            <text:p>2,5351</text:p>
          </table:table-cell>
          <table:table-cell office:value-type="float" office:value="2.7922" calcext:value-type="float">
            <text:p>2,79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3T18:08:05.836029499</dc:date>
    <meta:editing-duration>PT10M34S</meta:editing-duration>
    <meta:editing-cycles>1</meta:editing-cycles>
    <meta:document-statistic meta:table-count="1" meta:cell-count="4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59cm" svg:y="3.952cm" style:legend-expansion="high" chart:style-name="ch2"/>
        <chart:plot-area chart:style-name="ch3" table:cell-range-address="Exercicio_2triLower_saida_mul_matrix.B1:Exercicio_2triLower_saida_mul_matrix.D10" chart:data-source-has-labels="both" svg:x="0.32cm" svg:y="0.18cm" svg:width="12.719cm" svg:height="8.64cm">
          <chartooo:coordinate-region svg:x="1.18cm" svg:y="0.379cm" svg:width="11.579cm" svg:height="7.794cm"/>
          <chart:axis chart:dimension="x" chart:name="primary-x" chart:style-name="ch4" chartooo:axis-type="auto">
            <chartooo:date-scale/>
            <chart:categories table:cell-range-address="Exercicio_2triLower_saida_mul_matrix.B1:Exercicio_2triLower_saida_mul_matrix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ercicio_2triLower_saida_mul_matrix.C2:Exercicio_2triLower_saida_mul_matrix.C10" chart:label-cell-address="Exercicio_2triLower_saida_mul_matrix.C1:Exercicio_2triLower_saida_mul_matrix.C1" chart:class="chart:line">
            <chart:data-point chart:repeated="9"/>
          </chart:series>
          <chart:series chart:style-name="ch7" chart:values-cell-range-address="Exercicio_2triLower_saida_mul_matrix.D2:Exercicio_2triLower_saida_mul_matrix.D10" chart:label-cell-address="Exercicio_2triLower_saida_mul_matrix.D1:Exercicio_2triLower_saida_mul_matrix.D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ormal </text:p>
                <draw:g>
                  <svg:desc>Exercicio_2triLower_saida_mul_matrix.C1:Exercicio_2triLower_saida_mul_matrix.C1</svg:desc>
                </draw:g>
              </table:table-cell>
              <table:table-cell office:value-type="string">
                <text:p> Bloco</text:p>
                <draw:g>
                  <svg:desc>Exercicio_2triLower_saida_mul_matrix.D1:Exercicio_2triLower_saida_mul_matrix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blockSize </text:p>
                <draw:g>
                  <svg:desc>Exercicio_2triLower_saida_mul_matrix.B1:Exercicio_2triLower_saida_mul_matrix.B10</svg:desc>
                </draw:g>
              </table:table-cell>
              <table:table-cell office:value-type="float" office:value="2.5351">
                <text:p>2.5351</text:p>
                <draw:g>
                  <svg:desc>Exercicio_2triLower_saida_mul_matrix.C2:Exercicio_2triLower_saida_mul_matrix.C10</svg:desc>
                </draw:g>
              </table:table-cell>
              <table:table-cell office:value-type="float" office:value="1.545">
                <text:p>1.545</text:p>
                <draw:g>
                  <svg:desc>Exercicio_2triLower_saida_mul_matrix.D2:Exercicio_2triLower_saida_mul_matrix.D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5351">
                <text:p>2.5351</text:p>
              </table:table-cell>
              <table:table-cell office:value-type="float" office:value="1.382">
                <text:p>1.3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5351">
                <text:p>2.5351</text:p>
              </table:table-cell>
              <table:table-cell office:value-type="float" office:value="1.3031">
                <text:p>1.303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5351">
                <text:p>2.5351</text:p>
              </table:table-cell>
              <table:table-cell office:value-type="float" office:value="1.2319">
                <text:p>1.231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5351">
                <text:p>2.5351</text:p>
              </table:table-cell>
              <table:table-cell office:value-type="float" office:value="1.3244">
                <text:p>1.32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5351">
                <text:p>2.5351</text:p>
              </table:table-cell>
              <table:table-cell office:value-type="float" office:value="1.3638">
                <text:p>1.363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5351">
                <text:p>2.5351</text:p>
              </table:table-cell>
              <table:table-cell office:value-type="float" office:value="1.3969">
                <text:p>1.396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5351">
                <text:p>2.5351</text:p>
              </table:table-cell>
              <table:table-cell office:value-type="float" office:value="1.5877">
                <text:p>1.587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5351">
                <text:p>2.5351</text:p>
              </table:table-cell>
              <table:table-cell office:value-type="float" office:value="2.7922">
                <text:p>2.79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